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color="#666666"/>
    </style:style>
    <style:style style:name="P2" style:family="paragraph" style:parent-style-name="Standard">
      <style:text-properties officeooo:rsid="0014a9b6" officeooo:paragraph-rsid="0014a9b6"/>
    </style:style>
    <style:style style:name="P3" style:family="paragraph" style:parent-style-name="Standard">
      <style:text-properties officeooo:paragraph-rsid="0014a9b6"/>
    </style:style>
    <style:style style:name="P4" style:family="paragraph" style:parent-style-name="Standard">
      <style:text-properties fo:font-size="18pt" officeooo:paragraph-rsid="0014a9b6" style:font-size-asian="18pt" style:font-size-complex="18pt"/>
    </style:style>
    <style:style style:name="P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40e0d0" fo:letter-spacing="normal" fo:font-style="normal" fo:font-weight="normal" loext:padding="0in" loext:border="none"/>
    </style:style>
    <style:style style:name="P6" style:family="paragraph" style:parent-style-name="Text_20_body">
      <style:text-properties fo:color="#000000" fo:font-size="18pt" style:font-size-asian="18pt" style:font-size-complex="18pt"/>
    </style:style>
    <style:style style:name="P7" style:family="paragraph" style:parent-style-name="Text_20_body">
      <style:text-properties officeooo:paragraph-rsid="0014a9b6"/>
    </style:style>
    <style:style style:name="T1" style:family="text">
      <style:text-properties officeooo:rsid="0014a9b6"/>
    </style:style>
    <style:style style:name="T2" style:family="text">
      <style:text-properties fo:color="#808080"/>
    </style:style>
    <style:style style:name="T3" style:family="text">
      <style:text-properties fo:color="#000000" fo:font-size="18pt" officeooo:rsid="0014a9b6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2">Aufgabe 1</text:span></text:h>
      <text:p text:style-name="P4">Wozu <text:s/>benötigt <text:s/>man <text:s/>ein <text:s/>Protection-Ring-Konzept <text:s/>und <text:s/>wofür <text:s/>stehen <text:s/>die <text:s/>unterschiedlichen Ringe (bzw. Level)?</text:p>
      <text:p text:style-name="P4">Wofür werden sie gebraucht?</text:p>
      <text:p text:style-name="P4"/>
      <text:p text:style-name="P4"/>
      <text:h text:style-name="Heading_20_2" text:outline-level="2"><text:span text:style-name="T2">Aufgabe 2</text:span></text:h>
      <text:p text:style-name="P6">Welche <text:s/>Vorteile <text:s/>könnten <text:s/>sich in obigem Szenario durch ein <text:s/>Protection-Ring-Konzeptergeben, das über mehr als zwei Ringe (Level) verfügt?</text:p>
      <text:p text:style-name="P6"/>
      <text:h text:style-name="P1" text:outline-level="2">Aufgabe 3</text:h>
      <text:p text:style-name="P7"><text:span text:style-name="T3">Beschreiben Sie den typischen Ablauf, der es einem Prozess ermöglicht, Aktionen auszuführen, für die er aufgrund seines Privilege Levels keine Berechtigung hat. Beginnen Sie ab dem Punkt an <text:s/>dem <text:s/>die <text:s/>Hardware den <text:s/>neuen <text:s/>Privilege <text:s/>Level <text:s/>einstellt <text:s/>und <text:s/>beenden <text:s/>Sie <text:s/>Ihre <text:s/>Beschreibung <text:s/>an dem Punkt an dem der ursprüngliche Prozess wieder weiterläuft.</text:span></text:p>
      <text:p text:style-name="P7"><text:span text:style-name="T3">Hinweis: Einen eventuellen durch das BS initiierten Prozesswechsel müssen Sie nicht beachten</text:span></text:p>
      <text:p text:style-name="P6"/>
      <text:p text:style-name="P6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06:55:59.249717600</meta:creation-date>
    <dc:date>2019-03-29T07:03:45.366224346</dc:date>
    <meta:editing-duration>PT7M46S</meta:editing-duration>
    <meta:editing-cycles>4</meta:editing-cycles>
    <meta:generator>LibreOffice/6.2.1.2$Linux_X86_64 LibreOffice_project/20$Build-2</meta:generator>
    <meta:document-statistic meta:table-count="0" meta:image-count="0" meta:object-count="0" meta:page-count="1" meta:paragraph-count="8" meta:word-count="104" meta:character-count="753" meta:non-whitespace-character-count="631"/>
  </office:meta>
</office:document-meta>
</file>